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monospace"/>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color="#c9211e" loext:opacity="100%" fo:language="es" fo:country="ES"/>
    </style:style>
    <style:style style:name="P3" style:family="paragraph" style:parent-style-name="Standard">
      <loext:graphic-properties draw:fill="solid" draw:fill-color="#ffffff" draw:opacity="100%"/>
      <style:paragraph-properties fo:margin-top="0in" fo:margin-bottom="0.1307in" style:contextual-spacing="false" fo:line-height="100%" fo:background-color="#ffffff"/>
      <style:text-properties fo:language="es" fo:country="ES"/>
    </style:style>
    <style:style style:name="P4" style:family="paragraph" style:parent-style-name="Standard">
      <loext:graphic-properties draw:fill="solid" draw:fill-color="#d8d8d8" draw:opacity="100%"/>
      <style:paragraph-properties fo:margin-top="0in" fo:margin-bottom="0.1307in" style:contextual-spacing="false" fo:line-height="100%" fo:background-color="#d8d8d8"/>
      <style:text-properties fo:language="es" fo:country="ES"/>
    </style:style>
    <style:style style:name="P5" style:family="paragraph" style:parent-style-name="Standard">
      <loext:graphic-properties draw:fill="solid" draw:fill-color="#ffffff" draw:opacity="100%"/>
      <style:paragraph-properties fo:margin-top="0in" fo:margin-bottom="0.1307in" style:contextual-spacing="false" fo:line-height="100%" fo:background-color="#ffffff"/>
      <style:text-properties fo:language="es" fo:country="ES" officeooo:paragraph-rsid="00217935"/>
    </style:style>
    <style:style style:name="P6" style:family="paragraph" style:parent-style-name="Standard">
      <loext:graphic-properties draw:fill="solid" draw:fill-color="#ffffff" draw:opacity="100%"/>
      <style:paragraph-properties fo:margin-top="0in" fo:margin-bottom="0.1307in" style:contextual-spacing="false" fo:line-height="100%" fo:background-color="#ffffff"/>
      <style:text-properties fo:color="#000000" loext:opacity="100%" style:font-name="Verdana" fo:language="es" fo:country="ES" style:font-name-asian="Times New Roman1" style:language-asian="fr" style:country-asian="FR" style:font-name-complex="Times New Roman1"/>
    </style:style>
    <style:style style:name="P7" style:family="paragraph" style:parent-style-name="Standard">
      <loext:graphic-properties draw:fill="solid" draw:fill-color="#d8d8d8" draw:opacity="100%"/>
      <style:paragraph-properties fo:margin-top="0in" fo:margin-bottom="0.1307in" style:contextual-spacing="false" fo:line-height="100%" fo:background-color="#d8d8d8"/>
      <style:text-properties fo:color="#000000" loext:opacity="100%" style:font-name="Verdana" fo:language="es" fo:country="ES" style:font-name-asian="Times New Roman1" style:language-asian="fr" style:country-asian="FR" style:font-name-complex="Times New Roman1"/>
    </style:style>
    <style:style style:name="P8" style:family="paragraph" style:parent-style-name="Standard">
      <style:paragraph-properties fo:margin-top="0in" fo:margin-bottom="0.1307in" style:contextual-spacing="false" fo:line-height="100%"/>
      <style:text-properties fo:color="#5c5d91" loext:opacity="100%" style:font-name="Verdana" fo:font-size="10pt" fo:language="es" fo:country="ES" fo:font-style="italic" fo:font-weight="bold" style:font-name-asian="Times New Roman1" style:font-size-asian="10pt" style:language-asian="fr" style:country-asian="FR" style:font-style-asian="italic" style:font-weight-asian="bold" style:font-name-complex="Times New Roman1" style:font-size-complex="10pt" style:font-style-complex="italic" style:font-weight-complex="bold"/>
    </style:style>
    <style:style style:name="P9" style:family="paragraph" style:parent-style-name="Standard">
      <loext:graphic-properties draw:fill="solid" draw:fill-color="#ffffff" draw:opacity="100%"/>
      <style:paragraph-properties fo:margin-top="0in" fo:margin-bottom="0in" style:contextual-spacing="false" fo:line-height="100%" fo:background-color="#ffffff"/>
      <style:text-properties fo:color="#5c5d91" loext:opacity="100%" style:font-name="Verdana" fo:language="es" fo:country="ES" fo:font-weight="bold" style:font-name-asian="Times New Roman1" style:language-asian="fr" style:country-asian="FR" style:font-weight-asian="bold" style:font-name-complex="Times New Roman1" style:font-weight-complex="bold"/>
    </style:style>
    <style:style style:name="P10" style:family="paragraph" style:parent-style-name="Standard">
      <style:paragraph-properties fo:margin-top="0in" fo:margin-bottom="0in" style:contextual-spacing="false" fo:line-height="100%"/>
      <style:text-properties fo:color="#5c5d91" loext:opacity="100%" style:font-name="Verdana" fo:font-size="12pt" fo:language="es" fo:country="ES" fo:font-weight="bold" style:font-name-asian="Times New Roman1" style:font-size-asian="12pt" style:language-asian="fr" style:country-asian="FR" style:font-weight-asian="bold" style:font-name-complex="Times New Roman1" style:font-size-complex="12pt" style:font-weight-complex="bold"/>
    </style:style>
    <style:style style:name="P11" style:family="paragraph" style:parent-style-name="Standard">
      <loext:graphic-properties draw:fill="solid" draw:fill-color="#ffffff" draw:opacity="100%"/>
      <style:paragraph-properties fo:margin-top="0in" fo:margin-bottom="0in" style:contextual-spacing="false" fo:line-height="100%" fo:background-color="#ffffff"/>
      <style:text-properties fo:color="#000000" loext:opacity="100%" style:font-name="Verdana" fo:language="es" fo:country="ES" style:font-name-asian="Times New Roman1" style:language-asian="fr" style:country-asian="FR" style:font-name-complex="Times New Roman1"/>
    </style:style>
    <style:style style:name="P12" style:family="paragraph" style:parent-style-name="Standard">
      <style:paragraph-properties fo:margin-top="0in" fo:margin-bottom="0in" style:contextual-spacing="false" fo:line-height="100%"/>
      <style:text-properties fo:color="#000000" loext:opacity="100%" style:font-name="Verdana" fo:font-size="12pt" fo:language="es" fo:country="ES" style:font-name-asian="Times New Roman1" style:font-size-asian="12pt" style:language-asian="fr" style:country-asian="FR" style:font-name-complex="Times New Roman1" style:font-size-complex="12pt"/>
    </style:style>
    <style:style style:name="P13" style:family="paragraph" style:parent-style-name="Standard">
      <style:paragraph-properties fo:margin-top="0in" fo:margin-bottom="0in" style:contextual-spacing="false" fo:line-height="100%"/>
      <style:text-properties fo:language="es" fo:country="ES"/>
    </style:style>
    <style:style style:name="P14" style:family="paragraph" style:parent-style-name="Standard">
      <loext:graphic-properties draw:fill="solid" draw:fill-color="#d8d8d8" draw:opacity="100%"/>
      <style:paragraph-properties fo:margin-top="0in" fo:margin-bottom="0in" style:contextual-spacing="false" fo:line-height="100%" fo:background-color="#d8d8d8"/>
      <style:text-properties fo:language="es" fo:country="ES"/>
    </style:style>
    <style:style style:name="P15" style:family="paragraph" style:parent-style-name="Standard">
      <loext:graphic-properties draw:fill="solid" draw:fill-color="#fef6e7" draw:opacity="100%"/>
      <style:paragraph-properties fo:margin-top="0in" fo:margin-bottom="0in" style:contextual-spacing="false" fo:line-height="100%" fo:background-color="#fef6e7"/>
      <style:text-properties fo:language="es" fo:country="ES"/>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c9211e" loext:opacity="100%" style:font-name="dejavu sans mono" fo:font-size="8.25pt" fo:letter-spacing="normal" fo:language="es" fo:country="ES" fo:font-style="normal" fo:font-weight="normal"/>
    </style:style>
    <style:style style:name="P17" style:family="paragraph" style:parent-style-name="Standard" style:master-page-name="Standard">
      <style:paragraph-properties fo:margin-top="0in" fo:margin-bottom="0.1665in" style:contextual-spacing="false" fo:line-height="100%" style:page-number="auto"/>
      <style:text-properties fo:color="#5c5d91" loext:opacity="100%" style:font-name="inherit" fo:font-size="14pt" fo:language="es" fo:country="ES" fo:font-weight="bold" style:letter-kerning="true" style:font-name-asian="Times New Roman1" style:font-size-asian="14pt" style:language-asian="fr" style:country-asian="FR" style:font-weight-asian="bold" style:font-name-complex="Times New Roman1" style:font-size-complex="14pt" style:font-weight-complex="bold"/>
    </style:style>
    <style:style style:name="P18" style:family="paragraph" style:parent-style-name="Standard">
      <loext:graphic-properties draw:fill="solid" draw:fill-color="#ffffff" draw:opacity="100%"/>
      <style:paragraph-properties fo:margin-top="0in" fo:margin-bottom="0.1307in" style:contextual-spacing="false" fo:line-height="100%" fo:background-color="#ffffff"/>
      <style:text-properties fo:color="#000000" loext:opacity="100%" style:font-name="Verdana" fo:language="es" fo:country="ES" officeooo:rsid="00217935" officeooo:paragraph-rsid="00217935" style:font-name-asian="Times New Roman1" style:language-asian="fr" style:country-asian="FR" style:font-name-complex="Times New Roman1"/>
    </style:style>
    <style:style style:name="P19" style:family="paragraph" style:parent-style-name="Standard">
      <loext:graphic-properties draw:fill="solid" draw:fill-color="#ffffff" draw:opacity="100%"/>
      <style:paragraph-properties fo:margin-top="0in" fo:margin-bottom="0.1307in" style:contextual-spacing="false" fo:line-height="100%" fo:background-color="#ffffff"/>
      <style:text-properties fo:color="#000000" loext:opacity="100%" style:font-name="Verdana" fo:language="es" fo:country="ES" officeooo:rsid="00217935" officeooo:paragraph-rsid="002262e2" style:font-name-asian="Times New Roman1" style:language-asian="fr" style:country-asian="FR" style:font-name-complex="Times New Roman1"/>
    </style:style>
    <style:style style:name="P20" style:family="paragraph" style:parent-style-name="Standard">
      <loext:graphic-properties draw:fill="solid" draw:fill-color="#ffffff" draw:opacity="100%"/>
      <style:paragraph-properties fo:margin-top="0in" fo:margin-bottom="0.1307in" style:contextual-spacing="false" fo:line-height="100%" fo:background-color="#ffffff"/>
      <style:text-properties fo:color="#000000" loext:opacity="100%" style:font-name="Verdana" fo:language="es" fo:country="ES" officeooo:rsid="00217935" officeooo:paragraph-rsid="00245f64" style:font-name-asian="Times New Roman1" style:language-asian="fr" style:country-asian="FR" style:font-name-complex="Times New Roman1"/>
    </style:style>
    <style:style style:name="P21" style:family="paragraph" style:parent-style-name="Standard">
      <loext:graphic-properties draw:fill="solid" draw:fill-color="#ffffff" draw:opacity="100%"/>
      <style:paragraph-properties fo:margin-top="0in" fo:margin-bottom="0.1307in" style:contextual-spacing="false" fo:line-height="100%" fo:background-color="#ffffff"/>
      <style:text-properties fo:color="#000000" loext:opacity="100%" style:font-name="Verdana" fo:language="es" fo:country="ES" officeooo:rsid="00217935" officeooo:paragraph-rsid="00248c3f" style:font-name-asian="Times New Roman1" style:language-asian="fr" style:country-asian="FR" style:font-name-complex="Times New Roman1"/>
    </style:style>
    <style:style style:name="P22" style:family="paragraph" style:parent-style-name="Standard">
      <style:paragraph-properties fo:margin-top="0in" fo:margin-bottom="0in" style:contextual-spacing="false" fo:line-height="100%"/>
      <style:text-properties fo:color="#000000" loext:opacity="100%" style:font-name="Verdana" fo:font-size="12pt" fo:language="es" fo:country="ES" style:font-name-asian="Times New Roman1" style:font-size-asian="12pt" style:language-asian="fr" style:country-asian="FR" style:font-name-complex="Times New Roman1" style:font-size-complex="12pt"/>
    </style:style>
    <style:style style:name="P23" style:family="paragraph" style:parent-style-name="Standard">
      <loext:graphic-properties draw:fill="solid" draw:fill-color="#fef6e7" draw:opacity="100%"/>
      <style:paragraph-properties fo:margin-top="0in" fo:margin-bottom="0in" style:contextual-spacing="false" fo:line-height="100%" fo:background-color="#fef6e7"/>
      <style:text-properties fo:language="es" fo:country="ES" officeooo:paragraph-rsid="00245f64"/>
    </style:style>
    <style:style style:name="P24" style:family="paragraph" style:parent-style-name="Standard">
      <style:paragraph-properties fo:margin-top="0in" fo:margin-bottom="0in" style:contextual-spacing="false" fo:line-height="100%"/>
      <style:text-properties fo:language="es" fo:country="ES" officeooo:paragraph-rsid="0026e734"/>
    </style:style>
    <style:style style:name="T1" style:family="text">
      <style:text-properties fo:color="#5c5d91" loext:opacity="100%" style:font-name="Verdana" fo:font-weight="bold" style:font-name-asian="Times New Roman1" style:language-asian="fr" style:country-asian="FR" style:font-weight-asian="bold" style:font-name-complex="Times New Roman1" style:font-weight-complex="bold"/>
    </style:style>
    <style:style style:name="T2" style:family="text">
      <style:text-properties fo:color="#5c5d91" loext:opacity="100%" style:font-name="Verdana" fo:font-size="12pt" fo:font-weight="bold" style:font-name-asian="Times New Roman1" style:font-size-asian="12pt" style:language-asian="fr" style:country-asian="FR" style:font-weight-asian="bold" style:font-name-complex="Times New Roman1" style:font-size-complex="12pt" style:font-weight-complex="bold"/>
    </style:style>
    <style:style style:name="T3" style:family="text">
      <style:text-properties fo:color="#000000" loext:opacity="100%" style:font-name="Verdana" style:font-name-asian="Times New Roman1" style:language-asian="fr" style:country-asian="FR" style:font-name-complex="Times New Roman1"/>
    </style:style>
    <style:style style:name="T4" style:family="text">
      <style:text-properties fo:color="#000000" loext:opacity="100%" style:font-name="Verdana" fo:font-style="italic" style:font-name-asian="Times New Roman1" style:language-asian="fr" style:country-asian="FR" style:font-style-asian="italic" style:font-name-complex="Times New Roman1" style:font-style-complex="italic"/>
    </style:style>
    <style:style style:name="T5" style:family="text">
      <style:text-properties fo:color="#000000" loext:opacity="100%" style:font-name="Verdana" fo:font-size="7.5pt" style:font-name-asian="Times New Roman1" style:font-size-asian="7.5pt" style:language-asian="fr" style:country-asian="FR" style:font-name-complex="Times New Roman1" style:font-size-complex="7.5pt"/>
    </style:style>
    <style:style style:name="T6" style:family="text">
      <style:text-properties fo:color="#000000" loext:opacity="100%" style:font-name="Verdana" fo:font-size="12pt" style:font-name-asian="Times New Roman1" style:font-size-asian="12pt" style:language-asian="fr" style:country-asian="FR" style:font-name-complex="Times New Roman1" style:font-size-complex="12pt"/>
    </style:style>
    <style:style style:name="T7" style:family="text">
      <style:text-properties fo:color="#000000" loext:opacity="100%" style:font-name="Verdana" fo:font-size="14pt" officeooo:rsid="00245f64" style:font-name-asian="Times New Roman1" style:font-size-asian="14pt" style:language-asian="fr" style:country-asian="FR" style:font-name-complex="Times New Roman1" style:font-size-complex="14pt"/>
    </style:style>
    <style:style style:name="T8" style:family="text">
      <style:text-properties fo:color="#000000" loext:opacity="100%" style:font-name="Verdana" fo:font-size="14pt" officeooo:rsid="00248c3f" style:font-name-asian="Times New Roman1" style:font-size-asian="14pt" style:language-asian="fr" style:country-asian="FR" style:font-name-complex="Times New Roman1" style:font-size-complex="14pt"/>
    </style:style>
    <style:style style:name="T9" style:family="text">
      <style:text-properties fo:color="#000000" loext:opacity="100%" style:font-name="Verdana" fo:font-size="14pt" officeooo:rsid="00217935" style:font-name-asian="Times New Roman1" style:font-size-asian="14pt" style:language-asian="fr" style:country-asian="FR" style:font-name-complex="Times New Roman1" style:font-size-complex="14pt"/>
    </style:style>
    <style:style style:name="T10" style:family="text">
      <style:text-properties fo:color="#000000" loext:opacity="100%" style:font-name="Verdana" fo:font-size="14pt" officeooo:rsid="00263bd3" style:font-name-asian="Times New Roman1" style:font-size-asian="14pt" style:language-asian="fr" style:country-asian="FR" style:font-name-complex="Times New Roman1" style:font-size-complex="14pt"/>
    </style:style>
    <style:style style:name="T11" style:family="text">
      <style:text-properties fo:color="#000000" loext:opacity="100%" style:font-name="Verdana" fo:font-size="14pt" officeooo:rsid="0026e734" style:font-name-asian="Times New Roman1" style:font-size-asian="14pt" style:language-asian="fr" style:country-asian="FR" style:font-name-complex="Times New Roman1" style:font-size-complex="14pt"/>
    </style:style>
    <style:style style:name="T12" style:family="text">
      <style:text-properties fo:color="#000000" loext:opacity="100%" style:font-name="Verdana" fo:font-size="14pt" officeooo:rsid="002c0f78" style:font-name-asian="Times New Roman1" style:font-size-asian="14pt" style:language-asian="fr" style:country-asian="FR" style:font-name-complex="Times New Roman1" style:font-size-complex="14pt"/>
    </style:style>
    <style:style style:name="T13" style:family="text">
      <style:text-properties fo:color="#ff3366" loext:opacity="100%" style:text-position="super 58%" style:font-name="Verdana" fo:font-weight="bold" style:font-name-asian="Times New Roman1" style:language-asian="fr" style:country-asian="FR" style:font-weight-asian="bold" style:font-name-complex="Times New Roman1" style:font-weight-complex="bold"/>
    </style:style>
    <style:style style:name="T14" style:family="text">
      <style:text-properties fo:color="#ff3366" loext:opacity="100%" style:font-name="Verdana" fo:font-weight="bold" style:font-name-asian="Times New Roman1" style:language-asian="fr" style:country-asian="FR" style:font-weight-asian="bold" style:font-name-complex="Times New Roman1" style:font-weight-complex="bold"/>
    </style:style>
    <style:style style:name="T15" style:family="text">
      <style:text-properties fo:color="#ff3366" loext:opacity="100%" style:font-name="Verdana" fo:font-size="7.5pt" fo:font-weight="bold" style:font-name-asian="Times New Roman1" style:font-size-asian="7.5pt" style:language-asian="fr" style:country-asian="FR" style:font-weight-asian="bold" style:font-name-complex="Times New Roman1" style:font-size-complex="7.5pt" style:font-weight-complex="bold"/>
    </style:style>
    <style:style style:name="T16" style:family="text">
      <style:text-properties fo:color="#7f8c8d" loext:opacity="100%" style:font-name="Verdana" style:font-name-asian="Times New Roman1" style:language-asian="fr" style:country-asian="FR" style:font-name-complex="Times New Roman1"/>
    </style:style>
    <style:style style:name="T17" style:family="text">
      <style:text-properties fo:color="#7f8c8d" loext:opacity="100%" style:font-name="Verdana" fo:font-size="7.5pt" style:font-name-asian="Times New Roman1" style:font-size-asian="7.5pt" style:language-asian="fr" style:country-asian="FR" style:font-name-complex="Times New Roman1" style:font-size-complex="7.5pt"/>
    </style:style>
    <style:style style:name="T18" style:family="text">
      <style:text-properties officeooo:rsid="002262e2"/>
    </style:style>
    <style:style style:name="T19" style:family="text">
      <style:text-properties officeooo:rsid="00245f64"/>
    </style:style>
    <style:style style:name="T20" style:family="text">
      <style:text-properties officeooo:rsid="00248c3f"/>
    </style:style>
    <style:style style:name="T21" style:family="text">
      <style:text-properties officeooo:rsid="00217935"/>
    </style:style>
    <style:style style:name="T22" style:family="text">
      <style:text-properties officeooo:rsid="00263bd3"/>
    </style:style>
    <style:style style:name="T23" style:family="text">
      <style:text-properties officeooo:rsid="0026e734"/>
    </style:style>
    <style:style style:name="T24" style:family="text">
      <style:text-properties officeooo:rsid="00245f64" style:font-name-asian="Times New Roman1" style:font-size-asian="14pt" style:language-asian="fr" style:country-asian="FR" style:font-name-complex="Times New Roman1" style:font-size-complex="14pt"/>
    </style:style>
    <style:style style:name="T25" style:family="text">
      <style:text-properties officeooo:rsid="00248c3f" style:font-name-asian="Times New Roman1" style:font-size-asian="14pt" style:language-asian="fr" style:country-asian="FR" style:font-name-complex="Times New Roman1" style:font-size-complex="14pt"/>
    </style:style>
    <style:style style:name="T26" style:family="text">
      <style:text-properties officeooo:rsid="00217935" style:font-name-asian="Times New Roman1" style:font-size-asian="14pt" style:language-asian="fr" style:country-asian="FR" style:font-name-complex="Times New Roman1" style:font-size-complex="14pt"/>
    </style:style>
    <style:style style:name="T27" style:family="text">
      <style:text-properties officeooo:rsid="00263bd3" style:font-name-asian="Times New Roman1" style:font-size-asian="14pt" style:language-asian="fr" style:country-asian="FR" style:font-name-complex="Times New Roman1" style:font-size-complex="14pt"/>
    </style:style>
    <style:style style:name="T28" style:family="text">
      <style:text-properties officeooo:rsid="0026e734" style:font-name-asian="Times New Roman1" style:font-size-asian="14pt" style:language-asian="fr" style:country-asian="FR"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Partie 1 : compréhension de l’écrit<text:bookmark text:name="Bookmark"/></text:h>
      <text:p text:style-name="P9">Partie 1 : comprehénsion de l’écrit</text:p>
      <text:p text:style-name="P11"/>
      <text:p text:style-name="P3"><text:span text:style-name="T1">Lee</text:span><text:span text:style-name="T3"> atentamente varias veces el texto.<text:line-break/></text:span><text:span text:style-name="T1">Haz un resumen</text:span><text:span text:style-name="T3"> de su contenido en español. Debes comentar los siguientes puntos:</text:span></text:p>
      <text:p text:style-name="P3"><text:span text:style-name="T1">1. </text:span><text:span text:style-name="T3">¿Qué tipo de documento es?</text:span></text:p>
      <text:p text:style-name="P18">- Qué se esta un texto que se habla de la situación de la mujer en el deporte.</text:p>
      <text:p text:style-name="P3"><text:span text:style-name="T1">2. </text:span><text:span text:style-name="T3">¿Qué punto de vista defiende la autora? ¿Cuáles son sus principales argumentos? </text:span></text:p>
      <text:p text:style-name="P19"><text:span text:style-name="T18">- pocas mujeres han hecho grandes cosas en el deporte.</text:span></text:p>
      <text:p text:style-name="P19">- entre los 100 deportistas mejor pagados de 2018 no aparece ninguna mujer</text:p>
      <text:p text:style-name="P21">- el deporte sea uno de los sectores sociales en donde más se discrimina a la mujer.</text:p>
      <text:p text:style-name="P21">- En españa Ley del Deporte de 1990, que no reconoce a las mujeres como deportistas profesionales.</text:p>
      <text:p text:style-name="P19">- Carecen de seguro <text:span text:style-name="T19">por el mujeres en deportes.</text:span></text:p>
      <text:p text:style-name="P20">- <text:span text:style-name="T19">no premio por el mujeres</text:span></text:p>
      <text:p text:style-name="P5"><text:span text:style-name="T1">3. </text:span><text:span text:style-name="T3">¿Qué efecto pretende conseguir en el (la) lector(a)?</text:span></text:p>
      <text:p text:style-name="P6">- <text:span text:style-name="T19">El efecto pretende conseguir en el lector es una deseo de hago mas mujeres en el deportes. </text:span></text:p>
      <text:p text:style-name="P8">La situación de la mujer en el deporte</text:p>
      <text:p text:style-name="P4"><text:span text:style-name="T3">Tengo una amiga de una audacia titánica a la que ya he mencionado algunas veces, la viguesa Chus Lago; fue la tercera mujer del mundo en subir al Everest sin oxígeno. Ahora acaba de capitanear</text:span><text:span text:style-name="T13">1</text:span><text:span text:style-name="T3"> la travesía del lago Baikal (Siberia), la mayor reserva de agua dulce de la Tierra. Chus, Verónica Romero y Rocío García tardaron 24 días en cruzar de sur a norte 640 kilómetros de inestable costra de hielo (ha sido el primer equipo femenino que lo ha hecho). […] Colgué la noticia en mis redes</text:span><text:span text:style-name="T13">2</text:span><text:span text:style-name="T3">, y algunas lectoras se extrañaron</text:span><text:span text:style-name="T13">3</text:span><text:span text:style-name="T3"> de no haber visto nada de esta historia en la prensa. Ha habido cosas peores: hace 10 años, Chus alcanzó el Polo Sur tras una épica travesía en solitario de la Antártida, 59 días de sufrimiento arrastrando</text:span><text:span text:style-name="T13">4</text:span><text:span text:style-name="T3"> un trineo de más de 100 kilos. Tampoco se habló mucho. ¿Proezas deportivas de mujeres? Alguien ha decidido que no venden.</text:span></text:p>
      <text:p text:style-name="P4"><text:span text:style-name="T3">Resulta chocante que el deporte sea uno de los sectores sociales en donde más se discrimina a la mujer. Sorprende este furioso sexismo por tratarse de una actividad tan pública, tan sometida al escrutinio</text:span><text:span text:style-name="T13">5</text:span><text:span text:style-name="T3"> de la gente. No estamos hablando de la desigualdad laboral en unas minas remotas, sino del machismo más campante</text:span><text:span text:style-name="T13">6</text:span><text:span text:style-name="T3"> en horarios de máxima audiencia. Sucede en todo el planeta: entre los 100 deportistas mejor pagados de 2018 según </text:span><text:span text:style-name="T4">Forbes</text:span><text:span text:style-name="T3"> no aparece ninguna mujer. Pero en España la situación es especialmente penosa. Aquí nos regimos aún por la discriminatoria Ley del Deporte de 1990, que no reconoce a las mujeres como deportistas profesionales: todas son </text:span><text:span text:style-name="T4">amateurs</text:span><text:span text:style-name="T3">.</text:span></text:p>
      <text:p text:style-name="P4"><text:span text:style-name="T3">Como consecuencia de eso, las mujeres sufren una desprotección total. La mayoría no tienen contrato […]. Carecen</text:span><text:span text:style-name="T13">7</text:span><text:span text:style-name="T3"> de seguro frente a las lesiones o los accidentes, a muchas competir les cuesta dinero (por ejemplo, la tiradora Pilar Calvo, que participó representando a España en el Campeonato del Mundo de 2015 en Italia, tuvo que costearse</text:span><text:span text:style-name="T13">8</text:span><text:span text:style-name="T3"> todos los gastos, mientras que los varones iban pagados por la federación), y es un secreto a voces que a menudo se ven obligadas a firmar ilegales acuerdos de no embarazo. Sin sueldo y con premios infinitamente menores (o directamente sin premio y humilladas: ha habido campeonatos de surf en los que los ganadores se llevaban 1000 euros y las ganadoras un biquini), por lo general las mujeres deportistas han de trabajar muy duro para ganarse la vida, lo cual implica no poder entrenar todo lo que deben y tener que pedir vacaciones para poder asistir a campeonatos. Y todo esto sin hablar de los abusos sexuales, de los uniformes ofensivamente </text:span><text:span text:style-name="T4">sexys</text:span><text:span text:style-name="T3">, de los comentarios estúpidos. […]</text:span></text:p>
      <text:p text:style-name="P7"><text:soft-page-break/>Pese a todo este drama, las deportistas españolas se han llevado más medallas que los hombres en los dos últimos Juegos Olímpicos. Lo que conseguirían si las apoyaran.</text:p>
      <text:p text:style-name="P14"><text:span text:style-name="T14">1. </text:span><text:span text:style-name="T16">être à la tête de</text:span><text:span text:style-name="T3"> </text:span><text:span text:style-name="T14">2.</text:span><text:span text:style-name="T16"> réseaux sociaux</text:span><text:span text:style-name="T3"> </text:span><text:span text:style-name="T14">3.</text:span><text:span text:style-name="T3"> </text:span><text:span text:style-name="T16">trouvèrent bizarre</text:span><text:span text:style-name="T3"> </text:span><text:span text:style-name="T14">4.</text:span><text:span text:style-name="T3"> </text:span><text:span text:style-name="T16">à traîner</text:span><text:span text:style-name="T3"> </text:span><text:span text:style-name="T14">5.</text:span><text:span text:style-name="T3"> </text:span><text:span text:style-name="T16">examen minutieux</text:span><text:span text:style-name="T3"> </text:span><text:span text:style-name="T14">6.</text:span><text:span text:style-name="T3"> </text:span><text:span text:style-name="T16">sans gêne</text:span><text:span text:style-name="T3"> </text:span><text:span text:style-name="T14">7.</text:span><text:span text:style-name="T3"> </text:span><text:span text:style-name="T16">elles n’ont pas</text:span><text:span text:style-name="T3"> </text:span><text:span text:style-name="T15">8.</text:span><text:span text:style-name="T5"> </text:span><text:span text:style-name="T17">payer soi-même</text:span></text:p>
      <text:p text:style-name="P10"/>
      <text:p text:style-name="P10"/>
      <text:p text:style-name="P10"/>
      <text:p text:style-name="P10"/>
      <text:p text:style-name="P10"/>
      <text:p text:style-name="P10"/>
      <text:p text:style-name="P10">Partie 2 : expression écrite</text:p>
      <text:p text:style-name="P12"/>
      <text:p text:style-name="P13"><text:span text:style-name="T2">Traitez</text:span><text:span text:style-name="T6"> l’un des deux sujets suivants au choix.<text:line-break/></text:span><text:span text:style-name="T2">Répondez</text:span><text:span text:style-name="T6"> en espagnol, en 120 mots au moins (environ 12 lignes).</text:span></text:p>
      <text:p text:style-name="P12"/>
      <text:p text:style-name="P15"><text:span text:style-name="T2">sujet 1 : <text:s text:c="2"/>Escribe</text:span><text:span text:style-name="T6"> una carta a un canal de televisión para pedir que haya más presencia del deporte femenino en los programas deportivos.</text:span></text:p>
      <text:p text:style-name="P12"/>
      <text:p text:style-name="P24"><text:span text:style-name="T7">Hola tod</text:span><text:span text:style-name="T12">o</text:span><text:span text:style-name="T7">s canal de televisión. Es un prioritad de valorizar el presencia del deporte femenino en los programas deportivos. Porque ahoras se esta una mucho differancias entre hombres y mujeres. </text:span><text:span text:style-name="T8">Par ejempo, por changar el Ley del Deporte de 1990, que no reconoce a las mujeres como deportistas profesionales. Pero también por changar el clasififcacion de 100 deportistas mejor pagados de 2018 no aparece ninguna mujer. E</text:span><text:span text:style-name="T9">l deporte sea uno de los sectores sociales en donde más se discrimina a la mujer. </text:span><text:span text:style-name="T8">Que se esta menos seguro</text:span><text:span text:style-name="T10"> </text:span><text:span text:style-name="T11">por el mejeres en deportes. Por cierto campeonatos el mujeres hogo sin sueldo y con premios infinitamente menores. El mujeres no esta menos fuerte que el hombre, por ejempos en los dos últimos Juegos Olímpicos las deportistas españolas se han llevado más medallas que los hombr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monospace"/>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font-name-asian="SimSun"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4917in" style:writing-mode="lr-tb"/>
      <style:text-properties style:use-window-font-color="true" loext:opacity="0%" style:font-name="Calibri" fo:font-size="11pt" fo:language="es" fo:country="ES" style:font-name-asian="SimSun"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0693in" fo:margin-bottom="0.0693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list-style-name="">
      <style:paragraph-properties fo:margin-top="0.0693in" fo:margin-bottom="0.0693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45in" fo:margin-left="0.5909in" fo:margin-right="0.3929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10</meta:editing-cycles>
    <meta:creation-date>2020-02-03T10:58:00</meta:creation-date>
    <dc:date>2021-01-10T19:13:13.595469619</dc:date>
    <meta:editing-duration>PT28M21S</meta:editing-duration>
    <meta:generator>LibreOffice/7.0.4.2$Linux_X86_64 LibreOffice_project/00$Build-2</meta:generator>
    <meta:document-statistic meta:table-count="0" meta:image-count="0" meta:object-count="0" meta:page-count="2" meta:paragraph-count="24" meta:word-count="845" meta:character-count="4894" meta:non-whitespace-character-count="40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